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Таблица1" style:family="table">
      <style:table-properties style:width="8.996cm" fo:margin-left="5.431cm" table:align="left"/>
    </style:style>
    <style:style style:name="Таблица1.A" style:family="table-column">
      <style:table-column-properties style:column-width="8.996cm"/>
    </style:style>
    <style:style style:name="Таблица1.A1" style:family="table-cell">
      <style:table-cell-properties fo:padding="0.097cm" fo:border="1pt dotted #000000"/>
    </style:style>
    <style:style style:name="Таблица2" style:family="table">
      <style:table-properties style:width="8.601cm" fo:margin-left="10.855cm" table:align="left"/>
    </style:style>
    <style:style style:name="Таблица2.A" style:family="table-column">
      <style:table-column-properties style:column-width="8.601cm"/>
    </style:style>
    <style:style style:name="Таблица2.A1" style:family="table-cell">
      <style:table-cell-properties style:border-line-width-bottom="0cm 0.026cm 0.026cm" fo:padding="0.097cm" fo:border-left="0.75pt groove #333333" fo:border-right="0.75pt groove #333333" fo:border-top="1pt outset #333333" fo:border-bottom="1pt double #333333"/>
    </style:style>
    <style:style style:name="Таблица3" style:family="table">
      <style:table-properties style:width="19.096cm" fo:margin-left="0.298cm" table:align="left" style:shadow="none"/>
    </style:style>
    <style:style style:name="Таблица3.A" style:family="table-column">
      <style:table-column-properties style:column-width="19.096cm"/>
    </style:style>
    <style:style style:name="Таблица3.A1" style:family="table-cell">
      <style:table-cell-properties style:border-line-width-left="0cm 0.004cm 0.002cm" fo:padding="0.097cm" fo:border-left="0.05pt double #000000" fo:border-right="none" fo:border-top="0.05pt solid #000000" fo:border-bottom="none"/>
    </style:style>
    <style:style style:name="Таблица4" style:family="table">
      <style:table-properties style:width="8.387cm" fo:margin-left="11.015cm" table:align="left"/>
    </style:style>
    <style:style style:name="Таблица4.A" style:family="table-column">
      <style:table-column-properties style:column-width="8.387cm"/>
    </style:style>
    <style:style style:name="Таблица4.1" style:family="table-row">
      <style:table-row-properties style:min-row-height="3.493cm"/>
    </style:style>
    <style:style style:name="Таблица4.A1" style:family="table-cell">
      <style:table-cell-properties fo:padding="0.097cm" fo:border="none"/>
    </style:style>
    <style:style style:name="Таблица5" style:family="table">
      <style:table-properties style:width="17.912cm" fo:margin-left="1.542cm" table:align="left"/>
    </style:style>
    <style:style style:name="Таблица5.A" style:family="table-column">
      <style:table-column-properties style:column-width="17.912cm"/>
    </style:style>
    <style:style style:name="Таблица5.A1" style:family="table-cell">
      <style:table-cell-properties fo:padding="0.097cm" fo:border="0.05pt solid #000000"/>
    </style:style>
    <style:style style:name="Таблица6" style:family="table">
      <style:table-properties style:width="12.488cm" fo:margin-left="3.896cm" table:align="left"/>
    </style:style>
    <style:style style:name="Таблица6.A" style:family="table-column">
      <style:table-column-properties style:column-width="12.488cm"/>
    </style:style>
    <style:style style:name="Таблица6.A1" style:family="table-cell">
      <style:table-cell-properties fo:padding="0.097cm" fo:border="0.05pt solid #000000"/>
    </style:style>
    <style:style style:name="Таблица7" style:family="table">
      <style:table-properties style:width="16.96cm" fo:margin-left="2.521cm" table:align="left"/>
    </style:style>
    <style:style style:name="Таблица7.A" style:family="table-column">
      <style:table-column-properties style:column-width="16.96cm"/>
    </style:style>
    <style:style style:name="Таблица7.A1" style:family="table-cell">
      <style:table-cell-properties style:border-line-width="0.026cm 0.004cm 0.053cm" fo:padding="0.097cm" fo:border="1pt double #000000"/>
    </style:style>
    <style:style style:name="Таблица8" style:family="table">
      <style:table-properties style:width="18.124cm" fo:margin-left="1.33cm" table:align="left"/>
    </style:style>
    <style:style style:name="Таблица8.A" style:family="table-column">
      <style:table-column-properties style:column-width="18.124cm"/>
    </style:style>
    <style:style style:name="Таблица8.A1" style:family="table-cell">
      <style:table-cell-properties style:border-line-width="0.026cm 0.004cm 0.053cm" fo:padding="0.097cm" fo:border="1pt double #000000"/>
    </style:style>
    <style:style style:name="Таблица9" style:family="table">
      <style:table-properties style:width="5.45cm" fo:margin-left="13.977cm" table:align="left"/>
    </style:style>
    <style:style style:name="Таблица9.A" style:family="table-column">
      <style:table-column-properties style:column-width="5.45cm"/>
    </style:style>
    <style:style style:name="Таблица9.A1" style:family="table-cell">
      <style:table-cell-properties style:border-line-width="0.026cm 0.004cm 0.053cm" fo:padding="0.097cm" fo:border="1pt double #000000"/>
    </style:style>
    <style:style style:name="Таблица10" style:family="table">
      <style:table-properties style:width="18.15cm" fo:margin-left="1.277cm" table:align="left"/>
    </style:style>
    <style:style style:name="Таблица10.A" style:family="table-column">
      <style:table-column-properties style:column-width="18.15cm"/>
    </style:style>
    <style:style style:name="Таблица10.A1" style:family="table-cell">
      <style:table-cell-properties fo:padding="0.097cm" fo:border-left="0.05pt solid #000000" fo:border-right="none" fo:border-top="0.05pt solid #000000" fo:border-bottom="none"/>
    </style:style>
    <style:style style:name="Таблица11" style:family="table">
      <style:table-properties style:width="12.832cm" fo:margin-left="6.595cm" table:align="left"/>
    </style:style>
    <style:style style:name="Таблица11.A" style:family="table-column">
      <style:table-column-properties style:column-width="12.832cm"/>
    </style:style>
    <style:style style:name="Таблица11.A1" style:family="table-cell">
      <style:table-cell-properties fo:padding="0.097cm" fo:border="none"/>
    </style:style>
    <style:style style:name="Таблица12" style:family="table">
      <style:table-properties style:width="13.494cm" fo:margin-left="3.447cm" table:align="left"/>
    </style:style>
    <style:style style:name="Таблица12.A" style:family="table-column">
      <style:table-column-properties style:column-width="13.494cm"/>
    </style:style>
    <style:style style:name="Таблица12.A1" style:family="table-cell">
      <style:table-cell-properties fo:padding="0.097cm" fo:border="none"/>
    </style:style>
    <style:style style:name="Таблица13" style:family="table">
      <style:table-properties style:width="16.298cm" table:align="right"/>
    </style:style>
    <style:style style:name="Таблица13.A" style:family="table-column">
      <style:table-column-properties style:column-width="16.298cm"/>
    </style:style>
    <style:style style:name="Таблица13.A1" style:family="table-cell">
      <style:table-cell-properties fo:padding="0.097cm" fo:border="0.05pt solid #000000"/>
    </style:style>
    <style:style style:name="Таблица14" style:family="table">
      <style:table-properties style:width="17.489cm" fo:margin-left="1.886cm" table:align="left"/>
    </style:style>
    <style:style style:name="Таблица14.A" style:family="table-column">
      <style:table-column-properties style:column-width="17.489cm"/>
    </style:style>
    <style:style style:name="Таблица14.1" style:family="table-row">
      <style:table-row-properties style:min-row-height="1.191cm"/>
    </style:style>
    <style:style style:name="Таблица14.A1" style:family="table-cell">
      <style:table-cell-properties fo:padding="0.097cm" fo:border="none"/>
    </style:style>
    <style:style style:name="P1" style:family="paragraph" style:parent-style-name="Standard">
      <style:paragraph-properties fo:text-align="center" style:justify-single-word="false"/>
      <style:text-properties style:font-name="Arial"/>
    </style:style>
    <style:style style:name="P2" style:family="paragraph" style:parent-style-name="Standard">
      <style:paragraph-properties fo:text-align="start" style:justify-single-word="false"/>
      <style:text-properties style:font-name="Arial" officeooo:rsid="000a46b0" officeooo:paragraph-rsid="000a46b0"/>
    </style:style>
    <style:style style:name="P3" style:family="paragraph" style:parent-style-name="Standard">
      <style:text-properties officeooo:rsid="000b4d84"/>
    </style:style>
    <style:style style:name="P4" style:family="paragraph" style:parent-style-name="Standard">
      <style:text-properties officeooo:rsid="000b4d84" officeooo:paragraph-rsid="000b4d84"/>
    </style:style>
    <style:style style:name="P5" style:family="paragraph" style:parent-style-name="Standard">
      <style:text-properties officeooo:rsid="000b4d84" officeooo:paragraph-rsid="000fd229"/>
    </style:style>
    <style:style style:name="P6" style:family="paragraph" style:parent-style-name="Standard">
      <style:text-properties officeooo:rsid="000d8ab6" officeooo:paragraph-rsid="000d8ab6"/>
    </style:style>
    <style:style style:name="P7" style:family="paragraph" style:parent-style-name="Standard">
      <style:text-properties officeooo:rsid="000d8ab6" officeooo:paragraph-rsid="000fd229"/>
    </style:style>
    <style:style style:name="P8" style:family="paragraph" style:parent-style-name="Standard">
      <style:text-properties fo:font-size="14pt" officeooo:rsid="000d8ab6" officeooo:paragraph-rsid="000fd229" style:font-size-asian="14pt" style:font-size-complex="14pt"/>
    </style:style>
    <style:style style:name="P9" style:family="paragraph" style:parent-style-name="Table_20_Contents">
      <loext:graphic-properties draw:fill="none"/>
      <style:paragraph-properties fo:margin-left="-4.5cm" fo:margin-right="-5.001cm" fo:text-align="center" style:justify-single-word="false" fo:orphans="0" fo:widows="0" fo:text-indent="0cm" style:auto-text-indent="false" fo:background-color="transparent" text:number-lines="false" text:line-number="0"/>
      <style:text-properties style:font-name="Arial" officeooo:rsid="00030763" officeooo:paragraph-rsid="00030763"/>
    </style:style>
    <style:style style:name="P10" style:family="paragraph" style:parent-style-name="Table_20_Contents">
      <style:paragraph-properties fo:text-align="start" style:justify-single-word="false"/>
      <style:text-properties style:font-name="Arial" fo:language="ru" fo:country="RU" officeooo:rsid="000613b6" officeooo:paragraph-rsid="000613b6"/>
    </style:style>
    <style:style style:name="P11" style:family="paragraph" style:parent-style-name="Table_20_Contents">
      <style:paragraph-properties fo:text-align="start" style:justify-single-word="false"/>
      <style:text-properties style:font-name="Arial" fo:font-style="italic" officeooo:rsid="000613b6" officeooo:paragraph-rsid="000613b6" style:font-style-asian="italic" style:font-style-complex="italic"/>
    </style:style>
    <style:style style:name="P12" style:family="paragraph" style:parent-style-name="Table_20_Contents">
      <style:paragraph-properties fo:text-align="start" style:justify-single-word="false"/>
      <style:text-properties style:font-name="Arial" officeooo:rsid="000a46b0" officeooo:paragraph-rsid="000a46b0"/>
    </style:style>
    <style:style style:name="P13" style:family="paragraph" style:parent-style-name="Table_20_Contents">
      <style:text-properties officeooo:rsid="000b4d84" officeooo:paragraph-rsid="000b4d84"/>
    </style:style>
    <style:style style:name="P14" style:family="paragraph" style:parent-style-name="Table_20_Contents">
      <style:text-properties fo:font-size="13pt" officeooo:rsid="000b4d84" officeooo:paragraph-rsid="000b4d84" style:font-size-asian="13pt" style:font-size-complex="13pt"/>
    </style:style>
    <style:style style:name="P15" style:family="paragraph" style:parent-style-name="Table_20_Contents" style:list-style-name="L2">
      <style:text-properties fo:font-size="13pt" officeooo:rsid="000d8ab6" officeooo:paragraph-rsid="000fd229" style:font-size-asian="13pt" style:font-size-complex="13pt"/>
    </style:style>
    <style:style style:name="P16" style:family="paragraph" style:parent-style-name="Table_20_Contents" style:list-style-name="L1">
      <style:text-properties fo:font-size="13pt" officeooo:rsid="000d8ab6" officeooo:paragraph-rsid="000d8ab6" style:font-size-asian="13pt" style:font-size-complex="13pt"/>
    </style:style>
    <style:style style:name="P17" style:family="paragraph" style:parent-style-name="Text_20_body" style:master-page-name="">
      <style:paragraph-properties style:page-number="auto"/>
      <style:text-properties style:font-name="Arial"/>
    </style:style>
    <style:style style:name="P18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 loext:hyphenation-no-caps="false"/>
    </style:style>
    <style:style style:name="P19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SimSun" style:font-size-asian="10.5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P20" style:family="paragraph">
      <loext:graphic-properties draw:fill-color="#ffffff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style="italic" fo:background-color="#c0c0c0" loext:char-shading-value="0" style:font-style-asian="italic" style:font-style-complex="italic"/>
    </style:style>
    <style:style style:name="T4" style:family="text">
      <style:text-properties fo:font-style="italic" fo:background-color="#c0c0c0" loext:char-shading-value="0" style:font-style-asian="italic" style:font-style-complex="italic"/>
    </style:style>
    <style:style style:name="T5" style:family="text">
      <style:text-properties style:text-line-through-style="solid" style:text-line-through-type="single"/>
    </style:style>
    <style:style style:name="T6" style:family="text">
      <style:text-properties style:text-line-through-style="solid" style:text-line-through-type="single" style:font-name="Times New Roman" fo:font-size="13pt" fo:font-style="normal" style:font-size-asian="13pt" style:font-style-asian="normal" style:font-size-complex="13pt" style:font-style-complex="normal"/>
    </style:style>
    <style:style style:name="T7" style:family="text">
      <style:text-properties officeooo:rsid="00085977"/>
    </style:style>
    <style:style style:name="T8" style:family="text">
      <style:text-properties style:font-name="Arial"/>
    </style:style>
    <style:style style:name="T9" style:family="text">
      <style:text-properties style:font-name="Times New Roman" fo:font-size="13pt" fo:font-style="normal" style:font-size-asian="13pt" style:font-style-asian="normal" style:font-size-complex="13pt" style:font-style-complex="normal"/>
    </style:style>
    <style:style style:name="T10" style:family="text">
      <style:text-properties style:font-name="Times New Roman"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T11" style:family="text">
      <style:text-properties style:font-name="Times New Roman" fo:font-size="13pt" fo:font-style="normal" style:text-underline-style="solid" style:text-underline-width="auto" style:text-underline-color="font-color" style:font-size-asian="13pt" style:font-style-asian="normal" style:font-size-complex="13pt" style:font-style-complex="normal"/>
    </style:style>
    <style:style style:name="T12" style:family="text">
      <style:text-properties style:font-name="Times New Roman" fo:font-size="13pt" fo:font-style="normal" style:text-underline-style="dash" style:text-underline-width="auto" style:text-underline-color="font-color" style:font-size-asian="13pt" style:font-style-asian="normal" style:font-size-complex="13pt" style:font-style-complex="normal"/>
    </style:style>
    <style:style style:name="T13" style:family="text">
      <style:text-properties style:font-name="Times New Roman" fo:font-size="13pt" fo:font-style="normal" style:text-underline-style="solid" style:text-underline-type="double" style:text-underline-width="auto" style:text-underline-color="font-color" style:font-size-asian="13pt" style:font-style-asian="normal" style:font-size-complex="13pt" style:font-style-complex="normal"/>
    </style:style>
    <style:style style:name="T14" style:family="text">
      <style:text-properties style:font-name="Times New Roman" fo:font-size="13pt" fo:font-style="italic" style:font-size-asian="13pt" style:font-style-asian="italic" style:font-size-complex="13pt" style:font-style-complex="italic"/>
    </style:style>
    <style:style style:name="T15" style:family="text">
      <style:text-properties style:text-line-through-style="none" style:text-line-through-type="none" style:font-name="Times New Roman" fo:font-size="13pt" fo:font-style="normal" style:font-size-asian="13pt" style:font-style-asian="normal" style:font-size-complex="13pt" style:font-style-complex="normal"/>
    </style:style>
    <style:style style:name="T16" style:family="text">
      <style:text-properties style:text-line-through-style="none" style:text-line-through-type="none" style:font-name="Times New Roman" fo:font-size="13pt" fo:font-style="normal" officeooo:rsid="000c1751" style:font-size-asian="13pt" style:font-style-asian="normal" style:font-size-complex="13pt" style:font-style-complex="normal"/>
    </style:style>
    <style:style style:name="T17" style:family="text">
      <style:text-properties style:text-line-through-style="none" style:text-line-through-type="none" style:font-name="Times New Roman" fo:font-size="13pt" fo:font-style="normal" officeooo:rsid="000ee7d7" style:font-size-asian="13pt" style:font-style-asian="normal" style:font-size-complex="13pt" style:font-style-complex="normal"/>
    </style:style>
    <style:style style:name="T18" style:family="text">
      <style:text-properties style:text-line-through-style="none" style:text-line-through-type="none" style:font-name="Times New Roman" fo:font-size="16pt" fo:font-style="normal" style:font-size-asian="16pt" style:font-style-asian="normal" style:font-size-complex="16pt" style:font-style-complex="normal"/>
    </style:style>
    <style:style style:name="T19" style:family="text">
      <style:text-properties style:text-line-through-style="none" style:text-line-through-type="none" style:font-name="Times New Roman" fo:font-size="16pt" fo:font-style="normal" officeooo:rsid="000c1751" style:font-size-asian="16pt" style:font-style-asian="normal" style:font-size-complex="16pt" style:font-style-complex="normal"/>
    </style:style>
    <style:style style:name="T20" style:family="text">
      <style:text-properties style:text-line-through-style="none" style:text-line-through-type="none" style:font-name="Times New Roman" fo:font-style="normal" style:font-style-asian="normal" style:font-style-complex="normal"/>
    </style:style>
    <style:style style:name="T21" style:family="text">
      <style:text-properties style:text-line-through-style="none" style:text-line-through-type="none" style:font-name="Times New Roman" fo:font-style="normal" officeooo:rsid="000c1751" style:font-style-asian="normal" style:font-style-complex="normal"/>
    </style:style>
    <style:style style:name="T22" style:family="text">
      <style:text-properties fo:language="en" fo:country="US"/>
    </style:style>
    <style:style style:name="T23" style:family="text">
      <style:text-properties fo:language="ru" fo:country="RU"/>
    </style:style>
    <style:style style:name="T24" style:family="text">
      <style:text-properties fo:background-color="transparent" loext:char-shading-value="0"/>
    </style:style>
    <style:style style:name="T25" style:family="text">
      <style:text-properties fo:background-color="transparent" loext:char-shading-value="0"/>
    </style:style>
    <style:style style:name="T26" style:family="text">
      <style:text-properties fo:background-color="#ff00ff" loext:char-shading-value="0"/>
    </style:style>
    <style:style style:name="T27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SimSun" style:font-size-asian="10.5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bullet text:level="1" text:style-name="Bullet_20_Symbols" text:bullet-char="✗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✗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✗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✗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✗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✗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✗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✗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✗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✗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style:style style:name="gr1" style:family="graphic">
      <style:graphic-properties svg:stroke-width="0.101cm" draw:marker-start-width="0.503cm" draw:marker-end-width="0.503cm" draw:fill="none" draw:fill-color="#ffffff" draw:textarea-horizontal-align="justify" draw:textarea-vertical-align="top" draw:auto-grow-height="false" fo:min-height="2.701cm" fo:min-width="7.913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stroke="dash" draw:stroke-dash="Long_20_Dot" svg:stroke-width="0.06cm" draw:marker-start-width="0.443cm" draw:marker-end-width="0.443cm" svg:stroke-linecap="butt" draw:fill-color="#ffffff" draw:textarea-horizontal-align="justify" draw:textarea-vertical-align="middle" draw:auto-grow-height="false" fo:min-height="0.443cm" fo:min-width="2.824cm" fo:padding-top="0.03cm" fo:padding-bottom="0.03cm" fo:padding-left="0.03cm" fo:padding-right="0.03cm" style:run-through="back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svg:stroke-width="0.06cm" svg:stroke-color="#757575" draw:marker-start-width="0.443cm" draw:marker-end-width="0.443cm" draw:fill-color="#ffffff" draw:textarea-horizontal-align="justify" draw:textarea-vertical-align="middle" draw:auto-grow-height="false" fo:min-height="0.529cm" fo:min-width="5.662cm" fo:padding-top="0.03cm" fo:padding-bottom="0.03cm" fo:padding-left="0.03cm" fo:padding-right="0.03cm" style:run-through="back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stroke="solid" draw:stroke-dash="Dash_20__28_Rounded_29_" svg:stroke-width="0.06cm" svg:stroke-color="#757575" draw:marker-start-width="0.441cm" draw:marker-end-width="0.441cm" svg:stroke-linecap="round" draw:fill-color="#ffffff" draw:textarea-horizontal-align="justify" draw:textarea-vertical-align="middle" draw:auto-grow-height="false" fo:min-height="0.503cm" fo:min-width="7.011cm" fo:padding-top="0.028cm" fo:padding-bottom="0.028cm" fo:padding-left="0.028cm" fo:padding-right="0.028cm" style:run-through="back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svg:stroke-width="0.03cm" svg:stroke-color="#bdbdbd" draw:marker-start-width="0.397cm" draw:marker-end-width="0.397cm" draw:fill-color="#ffffff" draw:textarea-horizontal-align="justify" draw:textarea-vertical-align="middle" draw:auto-grow-height="false" fo:min-height="0.714cm" fo:min-width="5.265cm" fo:padding-top="0.014cm" fo:padding-bottom="0.014cm" fo:padding-left="0.014cm" fo:padding-right="0.014cm" style:run-through="back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/>
      <table:table table:name="Таблица1" table:style-name="Таблица1">
        <table:table-column table:style-name="Таблица1.A"/>
        <table:table-row table:style-name="TableLine2280886932784">
          <table:table-cell table:style-name="Таблица1.A1" office:value-type="string">
            <text:p text:style-name="P9">АДЕКВАТНОСТЬ ИНФОРМАЦИИ <text:s/></text:p>
          </table:table-cell>
        </table:table-row>
      </table:table>
      <text:p text:style-name="P1"/>
      <table:table table:name="Таблица2" table:style-name="Таблица2">
        <table:table-column table:style-name="Таблица2.A"/>
        <table:table-row table:style-name="TableLine2280886903952">
          <table:table-cell table:style-name="Таблица2.A1" office:value-type="string">
            <text:p text:style-name="P10"><text:span text:style-name="T2">Адекватность </text:span>— еще одно свойство, которое часто путают с объективностью и достоверностью; называя <text:span text:style-name="T5">необъективную</text:span> и <text:span text:style-name="T5">недостоверную</text:span> информацию неадекватной.</text:p>
          </table:table-cell>
        </table:table-row>
      </table:table>
      <text:p text:style-name="P1"/>
      <table:table table:name="Таблица3" table:style-name="Таблица3">
        <table:table-column table:style-name="Таблица3.A"/>
        <table:table-row table:style-name="TableLine2280817009584">
          <table:table-cell table:style-name="Таблица3.A1" office:value-type="string">
            <text:p text:style-name="P11"><text:span text:style-name="T25">Адекватность</text:span> — это особое свойство информации, которое не следует путать с другими свойст<text:span text:style-name="T7">в</text:span>ами</text:p>
          </table:table-cell>
        </table:table-row>
      </table:table>
      <text:p text:style-name="P1"><draw:custom-shape text:anchor-type="paragraph" draw:z-index="4" draw:name="Фигура 2" draw:style-name="gr1" draw:text-style-name="P19" svg:width="8.944cm" svg:height="3.731cm" svg:x="1.088cm" svg:y="0.18cm"><text:p text:style-name="P18"><text:span text:style-name="T27"/></text:p><text:p text:style-name="P18"><text:span text:style-name="T27"><text:s text:c="8"/></text:span><text:span text:style-name="T27">Адекватность информации <text:s text:c="3"/>— <text:s text:c="3"/>это </text:span></text:p><text:p text:style-name="P18"><text:span text:style-name="T27"><text:s text:c="3"/></text:span><text:span text:style-name="T27">ее <text:s text:c="2"/>соответствие <text:s text:c="2"/>целям <text:s/>и <text:s text:c="2"/>задачам</text:span></text:p><text:p text:style-name="P18"><text:span text:style-name="T27"><text:s text:c="3"/></text:span><text:span text:style-name="T27">информационного <text:s text:c="2"/>обмена</text:span></text:p><draw:enhanced-geometry svg:viewBox="0 0 21600 21600" draw:path-stretchpoint-x="10800" draw:path-stretchpoint-y="11000" draw:text-areas="?f0 ?f0 ?f3 ?f12" draw:type="horizontal-scroll" draw:modifiers="2700" draw:enhanced-path="M 0 ?f4 Y ?f1 ?f0 L ?f3 ?f0 ?f3 ?f1 Y ?f2 0 21600 ?f1 L 21600 ?f13 Y ?f2 ?f12 L ?f0 ?f12 ?f0 ?f11 Y ?f1 21600 0 ?f11 Z N M ?f1 ?f4 Y ?f9 ?f8 ?f0 ?f4 ?f1 ?f6 Z N M ?f2 ?f1 Y ?f3 ?f9 ?f3 ?f1 ?f2 0 X 21600 ?f1 ?f2 ?f0 Z N M ?f1 ?f6 X 0 ?f4 N M ?f2 ?f0 L ?f3 ?f0 N M ?f0 ?f4 L ?f0 ?f11 N"><draw:equation draw:name="f0" draw:formula="$0 "/><draw:equation draw:name="f1" draw:formula="?f0 /2"/><draw:equation draw:name="f2" draw:formula="right-?f1 "/><draw:equation draw:name="f3" draw:formula="right-?f0 "/><draw:equation draw:name="f4" draw:formula="?f0 +?f1 "/><draw:equation draw:name="f5" draw:formula="right-?f4 "/><draw:equation draw:name="f6" draw:formula="?f0 *2"/><draw:equation draw:name="f7" draw:formula="?f1 /2"/><draw:equation draw:name="f8" draw:formula="?f0 +?f7 "/><draw:equation draw:name="f9" draw:formula="?f1 +?f7 "/><draw:equation draw:name="f10" draw:formula="bottom-?f9 "/><draw:equation draw:name="f11" draw:formula="bottom-?f1 "/><draw:equation draw:name="f12" draw:formula="bottom-?f0 "/><draw:equation draw:name="f13" draw:formula="bottom-?f4 "/><draw:handle draw:handle-position="$0 top" draw:handle-range-x-minimum="0" draw:handle-range-x-maximum="5400"/></draw:enhanced-geometry></draw:custom-shape></text:p>
      <table:table table:name="Таблица4" table:style-name="Таблица4">
        <table:table-column table:style-name="Таблица4.A"/>
        <table:table-row table:style-name="Таблица4.1">
          <table:table-cell table:style-name="Таблица4.A1" office:value-type="string">
            <text:p text:style-name="P12"><draw:custom-shape text:anchor-type="paragraph" draw:z-index="0" draw:name="Фигура 1" draw:style-name="gr5" draw:text-style-name="P20" svg:width="5.266cm" svg:height="0.715cm" svg:x="-8.834cm" svg:y="0.485cm"><text:p/><draw:enhanced-geometry svg:viewBox="0 0 21600 21600" draw:type="rectangle" draw:enhanced-path="M 0 0 L 21600 0 21600 21600 0 21600 0 0 Z N"/></draw:custom-shape><text:s text:c="2"/><text:span text:style-name="T1"><text:s text:c="8"/></text:span><text:span text:style-name="T4">Научиться безошибочно отличать адекватность от других свойств можно, если запомните, что она играет роль только при рассмотрении моделей.</text:span></text:p>
          </table:table-cell>
        </table:table-row>
      </table:table>
      <text:p text:style-name="P2"/>
      <text:p text:style-name="Standard"><text:s text:c="2"/><text:span text:style-name="T9"><text:s/></text:span><text:span text:style-name="T10">Натурные</text:span><text:span text:style-name="T9">, </text:span><text:span text:style-name="T14">физические</text:span><text:span text:style-name="T9">, </text:span><text:span text:style-name="T11">графические</text:span><text:span text:style-name="T9">, </text:span><text:span text:style-name="T12">математические</text:span><text:span text:style-name="T9">, </text:span><text:span text:style-name="T13">виртуальные</text:span><text:span text:style-name="T9"> и </text:span><text:span text:style-name="T11">прочие</text:span><text:span text:style-name="T9"> </text:span><text:span text:style-name="T10">м о д е л и</text:span><text:span text:style-name="T9"> в принципе не могут быть </text:span><text:span text:style-name="T6">ни объективными</text:span><text:span text:style-name="T9">,</text:span><text:span text:style-name="T6"> ни достоверными</text:span><text:span text:style-name="T15">.</text:span></text:p>
      <text:p text:style-name="Standard"><text:span text:style-name="T15"/></text:p>
      <table:table table:name="Таблица5" table:style-name="Таблица5">
        <table:table-column table:style-name="Таблица5.A"/>
        <table:table-row table:style-name="TableLine2281121889840">
          <table:table-cell table:style-name="Таблица5.A1" office:value-type="string">
            <text:p text:style-name="P13">Если бы модель объекта (системы) была объективна и достоверна, то это была бы не </text:p>
          </table:table-cell>
        </table:table-row>
      </table:table>
      <table:table table:name="Таблица6" table:style-name="Таблица6">
        <table:table-column table:style-name="Таблица6.A"/>
        <table:table-row table:style-name="TableLine2281542469024">
          <table:table-cell table:style-name="Таблица6.A1" office:value-type="string">
            <text:p text:style-name="P13"><text:span text:style-name="T8">м</text:span>одель, а копия, что противоречит принципу моделирования.</text:p>
          </table:table-cell>
        </table:table-row>
      </table:table>
      <text:p text:style-name="Standard"><text:span text:style-name="T15"/></text:p>
      <table:table table:name="Таблица7" table:style-name="Таблица7">
        <table:table-column table:style-name="Таблица7.A"/>
        <table:table-row table:style-name="TableLine2281121989120">
          <table:table-cell table:style-name="Таблица7.A1" office:value-type="string">
            <text:p text:style-name="P14">Модель не обязана быть ни объективной, ни достоверной. Но адекватной она</text:p>
          </table:table-cell>
        </table:table-row>
      </table:table>
      <table:table table:name="Таблица8" table:style-name="Таблица8">
        <table:table-column table:style-name="Таблица8.A"/>
        <table:table-row table:style-name="TableLine2280861098992">
          <table:table-cell table:style-name="Таблица8.A1" office:value-type="string">
            <text:p text:style-name="P14">Быть обязана, иначе ее использование приведет к необъективным выводам и даст</text:p>
          </table:table-cell>
        </table:table-row>
      </table:table>
      <table:table table:name="Таблица9" table:style-name="Таблица9">
        <table:table-column table:style-name="Таблица9.A"/>
        <table:table-row table:style-name="TableLine2281121990480">
          <table:table-cell table:style-name="Таблица9.A1" office:value-type="string">
            <text:p text:style-name="P14">Ошибочные результаты.</text:p>
          </table:table-cell>
        </table:table-row>
      </table:table>
      <text:p text:style-name="Standard"><text:span text:style-name="T15"/></text:p>
      <table:table table:name="Таблица14" table:style-name="Таблица14">
        <table:table-column table:style-name="Таблица14.A"/>
        <table:table-row table:style-name="Таблица14.1">
          <table:table-cell table:style-name="Таблица14.A1" office:value-type="string">
            <text:p text:style-name="P5"><text:span text:style-name="T15"><text:s text:c="4"/>Цель </text:span><text:span text:style-name="T16">моделирования нам уже известна: закрыть информационную систему, чтобы дать принципиальную возможность собрать о ней полную информацию.</text:span></text:p>
          </table:table-cell>
        </table:table-row>
      </table:table>
      <text:p text:style-name="P3"><text:span text:style-name="T16"/></text:p>
      <table:table table:name="Таблица10" table:style-name="Таблица10">
        <table:table-column table:style-name="Таблица10.A"/>
        <table:table-row table:style-name="TableLine2281542367296">
          <table:table-cell table:style-name="Таблица10.A1" office:value-type="string">
            <text:list xml:id="list2051952434" text:style-name="L1">
              <text:list-item>
                <text:p text:style-name="P16">При этом отбрасываются <text:span text:style-name="T22">&lt;</text:span><text:span text:style-name="T23">Лишние</text:span><text:span text:style-name="T22">&gt; </text:span><text:span text:style-name="T23">связи и объекты. Но их можно отбросить так, что потеряется сама цель получения информации, - тогда полученная информация становится неадекватной.</text:span></text:p>
              </text:list-item>
            </text:list>
          </table:table-cell>
        </table:table-row>
      </table:table>
      <table:table table:name="Таблица11" table:style-name="Таблица11">
        <table:table-column table:style-name="Таблица11.A"/>
        <table:table-row table:style-name="TableLine2281607732448">
          <table:table-cell table:style-name="Таблица11.A1" office:value-type="string">
            <text:list xml:id="list1328777038" text:style-name="L2">
              <text:list-item>
                <text:p text:style-name="P15"><draw:custom-shape text:anchor-type="paragraph" draw:z-index="2" draw:name="Фигура 4" draw:style-name="gr3" draw:text-style-name="P20" svg:width="5.663cm" svg:height="0.53cm" svg:x="6.964cm" svg:y="1.617cm"><text:p/><draw:enhanced-geometry svg:viewBox="0 0 21600 21600" draw:type="rectangle" draw:enhanced-path="M 0 0 L 21600 0 21600 21600 0 21600 0 0 Z N"/></draw:custom-shape>Решая задачу о падении камня на Землю с высоты 1 м, мы не учитываем его трение о воздух. Для модели, соответствующей этой задаче, сила сопротивления воздуха — не значимая величина по</text:p>
                <text:p text:style-name="P15"><draw:custom-shape text:anchor-type="paragraph" draw:z-index="1" draw:name="Фигура 3" draw:style-name="gr4" draw:text-style-name="P20" svg:width="7.012cm" svg:height="0.503cm" svg:x="5.614cm" svg:y="0.028cm"><text:p/><draw:enhanced-geometry svg:viewBox="0 0 21600 21600" draw:type="rectangle" draw:enhanced-path="M 0 0 L 21600 0 21600 21600 0 21600 0 0 Z N"/></draw:custom-shape><text:s text:c="35"/>сравнению с силой притяжения</text:p>
              </text:list-item>
            </text:list>
          </table:table-cell>
        </table:table-row>
      </table:table>
      <text:p text:style-name="P4"><text:span text:style-name="T16"/></text:p>
      <table:table table:name="Таблица12" table:style-name="Таблица12">
        <table:table-column table:style-name="Таблица12.A"/>
        <table:table-row table:style-name="TableLine2280887012208">
          <table:table-cell table:style-name="Таблица12.A1" office:value-type="string">
            <text:p text:style-name="P8"><draw:custom-shape text:anchor-type="paragraph" draw:z-index="3" draw:name="Фигура 5" draw:style-name="gr2" draw:text-style-name="P20" svg:width="2.885cm" svg:height="0.503cm" svg:x="0.349cm" svg:y="0.074cm"><text:p/><draw:enhanced-geometry svg:viewBox="0 0 21600 21600" draw:type="rectangle" draw:enhanced-path="M 0 0 L 21600 0 21600 21600 0 21600 0 0 Z N"/></draw:custom-shape><text:span text:style-name="T21"><text:s text:c="4"/></text:span><text:span text:style-name="T16">А</text:span><text:span text:style-name="T15">декватность — главное требование, предъявляемое к любым моделям.</text:span></text:p>
          </table:table-cell>
        </table:table-row>
      </table:table>
      <text:p text:style-name="P6"><text:span text:style-name="T16"/></text:p>
      <table:table table:name="Таблица13" table:style-name="Таблица13">
        <table:table-column table:style-name="Таблица13.A"/>
        <table:table-row table:style-name="TableLine2280886930064">
          <table:table-cell table:style-name="Таблица13.A1" office:value-type="string">
            <text:p text:style-name="P7"><text:span text:style-name="T15"><text:s text:c="4"/>Например, детские сказки — это информационные модели общественных отно</text:span><text:span text:style-name="T17">ш</text:span><text:span text:style-name="T15">ений, </text:span><text:span text:style-name="T17">представленные в литературной форме, понятной детям.</text:span></text:p>
          </table:table-cell>
        </table:table-row>
      </table:table>
      <text:p text:style-name="P6"><text:span text:style-name="T17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draw:stroke-dash draw:name="Dash_20__28_Rounded_29_" draw:display-name="Dash (Rounded)" draw:style="round" draw:dots1="1" draw:dots1-length="201%" draw:distance="199%"/>
    <draw:stroke-dash draw:name="Long_20_Dot" draw:display-name="Long Dot" draw:style="rect" draw:dots1="1" draw:dots1-length="100%" draw:distance="30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/>
      <style:text-properties style:font-name="Arial" fo:font-family="Arial" style:font-family-generic="swiss" style:font-pitch="variable" officeooo:rsid="000a46b0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99cm" fo:margin-bottom="0.499cm" fo:margin-left="0.499cm" fo:margin-right="0.499cm" fo:border="2.24pt double #000000" style:border-line-width="0.041cm 0.019cm 0.019cm" fo:padding="0.049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05T15:53:10.913000000</meta:creation-date>
    <dc:date>2021-09-05T22:27:03.273000000</dc:date>
    <meta:editing-duration>PT5M46S</meta:editing-duration>
    <meta:editing-cycles>2</meta:editing-cycles>
    <meta:generator>LibreOffice/7.2.0.4$Windows_X86_64 LibreOffice_project/9a9c6381e3f7a62afc1329bd359cc48accb6435b</meta:generator>
    <meta:document-statistic meta:table-count="14" meta:image-count="0" meta:object-count="0" meta:page-count="1" meta:paragraph-count="16" meta:word-count="215" meta:character-count="1639" meta:non-whitespace-character-count="1375"/>
  </office:meta>
</office:document-meta>
</file>